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bf3" officeooo:paragraph-rsid="00103bf3"/>
    </style:style>
    <style:style style:name="P2" style:family="paragraph" style:parent-style-name="Standard">
      <style:text-properties officeooo:rsid="0011a5ba" officeooo:paragraph-rsid="0011a5ba"/>
    </style:style>
    <style:style style:name="P3" style:family="paragraph" style:parent-style-name="Standard">
      <style:text-properties officeooo:rsid="001252d9" officeooo:paragraph-rsid="001252d9"/>
    </style:style>
    <style:style style:name="P4" style:family="paragraph" style:parent-style-name="Standard">
      <style:text-properties officeooo:rsid="0012c6a5" officeooo:paragraph-rsid="0012c6a5"/>
    </style:style>
    <style:style style:name="P5" style:family="paragraph" style:parent-style-name="Standard">
      <style:text-properties officeooo:rsid="0013b727" officeooo:paragraph-rsid="0013b727"/>
    </style:style>
    <style:style style:name="P6" style:family="paragraph" style:parent-style-name="Standard">
      <style:text-properties officeooo:rsid="00103bf3" officeooo:paragraph-rsid="001897a9"/>
    </style:style>
    <style:style style:name="P7" style:family="paragraph" style:parent-style-name="Standard">
      <style:text-properties officeooo:rsid="0011a5ba" officeooo:paragraph-rsid="001897a9"/>
    </style:style>
    <style:style style:name="P8" style:family="paragraph" style:parent-style-name="Standard">
      <style:text-properties officeooo:rsid="001252d9" officeooo:paragraph-rsid="001897a9"/>
    </style:style>
    <style:style style:name="P9" style:family="paragraph" style:parent-style-name="Standard">
      <style:text-properties officeooo:rsid="0012c6a5" officeooo:paragraph-rsid="001897a9"/>
    </style:style>
    <style:style style:name="P10" style:family="paragraph" style:parent-style-name="Standard">
      <style:text-properties officeooo:rsid="0013b727" officeooo:paragraph-rsid="001897a9"/>
    </style:style>
    <style:style style:name="P11" style:family="paragraph" style:parent-style-name="Standard">
      <style:text-properties officeooo:rsid="0016aa1f" officeooo:paragraph-rsid="001897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2</text:p>
      <text:p text:style-name="P1"/>
      <text:p text:style-name="P6">a, Đưa ra danh sách Giá và LoạiP của tất cả các phòng của khách sạn Melia.</text:p>
      <text:p text:style-name="P6"/>
      <text:p text:style-name="P6"><text:s/>select gia,loaip from khachsan natural join phong where khachsan.tenks like 'melia';</text:p>
      <text:p text:style-name="P1"/>
      <text:p text:style-name="P1">b, Liệt kê tất cả các khách đang ở khách sạn Melia.</text:p>
      <text:p text:style-name="P1"/>
      <text:p text:style-name="P7">c, Liệt kê tất cả các phòng tại khách sạn Melia và (tên khách đang ở phòng đó nếu phòng đó có người ở).</text:p>
      <text:p text:style-name="P7"/>
      <text:p text:style-name="P7"><text:s/>select b2.sop,b2.maks,b2.loaip,b2.gia,b4.hoten from khachsan b1 natural join phong b2 natural <text:s text:c="11"/>join datphong b3 left join khach b4 on b3.makhach = b4.makhach where b1.tenks = 'melia';</text:p>
      <text:p text:style-name="P2"/>
      <text:p text:style-name="P8">d, Hãy liệt kê các phòng không có người ở tại khách sạn Melia ở thời điểm hiện tại.</text:p>
      <text:p text:style-name="P8"/>
      <text:p text:style-name="P8">select b2.sop,b2.maks,b2.loaip,b2.gia from khachsan b1 natural join phong b2 left join datphong b3 on b2.sop = b3.sop left join khach b4 on b3.makhach = b4.makhach where b1.tenks = 'melia' and b3.ngaytra &lt; current_timestamp() or b1.tenks = 'melia' and b3.maks is null;</text:p>
      <text:p text:style-name="P3"/>
      <text:p text:style-name="P9">e, Liệt kê các phòng chưa có người ở tại khách sạn Melia từ trước đến nay. </text:p>
      <text:p text:style-name="P9"/>
      <text:p text:style-name="P9">select b2.sop,b2.maks,b2.loaip,b2.gia from khachsan b1 natural join phong b2 left join datphong b3 on b2.sop = b3.sop left join khach b4 on b3.makhach = b4.makhach where b1.tenks = 'melia' and b3.maks is null;</text:p>
      <text:p text:style-name="P4"/>
      <text:p text:style-name="P10">f, Hãy cho biết tổng số phòng của mỗi khách sạn tại London.</text:p>
      <text:p text:style-name="P10"/>
      <text:p text:style-name="P10">select count(b2.sop) from khachsan b1 natural join phong b2 where b1.diachi = 'london';</text:p>
      <text:p text:style-name="P5"/>
      <text:p text:style-name="P11">g, Tăng đơn giá của tất cả các phòng đơn lên thêm 5%.</text:p>
      <text:p text:style-name="P11"/>
      <text:p text:style-name="P11">update phong b4 set b4.gia = b4.gia + b4.gia * 5/100 where b4.loaip = 'phong don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9:45:06.646083944</meta:creation-date>
    <dc:date>2018-11-15T19:39:02.369621041</dc:date>
    <meta:editing-duration>PT51M12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255" meta:character-count="1425" meta:non-whitespace-character-count="1170"/>
  </office:meta>
</office:document-meta>
</file>